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draw:marker-start-width="0.2cm" draw:marker-end-width="0.2cm" draw:fill="solid" draw:fill-color="#ccf4c6" draw:textarea-horizontal-align="justify" draw:textarea-vertical-align="middle" draw:auto-grow-height="false" fo:min-height="14.601cm" fo:min-width="25.447cm" fo:padding-top="0.125cm" fo:padding-bottom="0.125cm" fo:padding-left="0.25cm" fo:padding-right="0.25cm"/>
    </style:style>
    <style:style style:name="gr2" style:family="graphic" style:parent-style-name="standard">
      <style:graphic-properties svg:stroke-color="#3465a4" draw:fill-color="#adc5e7" draw:textarea-horizontal-align="justify" draw:textarea-vertical-align="middle" draw:auto-grow-height="false" fo:min-height="2.385cm" fo:min-width="4.605cm"/>
      <style:paragraph-properties style:writing-mode="lr-tb"/>
    </style:style>
    <style:style style:name="gr3" style:family="graphic" style:parent-style-name="standard">
      <style:graphic-properties svg:stroke-color="#3465a4" draw:fill="solid" draw:fill-color="#b3cac7" draw:opacity="99%" draw:textarea-horizontal-align="justify" draw:textarea-vertical-align="middle" draw:auto-grow-height="false" fo:min-height="2.681cm" fo:min-width="5.56cm" draw:shadow="hidden" draw:shadow-offset-x="0.203cm" draw:shadow-offset-y="0.203cm" draw:shadow-color="#81d41a"/>
      <style:paragraph-properties style:writing-mode="lr-tb"/>
    </style:style>
    <style:style style:name="gr4" style:family="graphic" style:parent-style-name="standard">
      <style:graphic-properties svg:stroke-color="#3465a4" draw:fill-color="#adc5e7" draw:textarea-horizontal-align="justify" draw:textarea-vertical-align="middle" draw:auto-grow-height="false" fo:min-height="2.129cm" fo:min-width="12.326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442cm" fo:min-width="2.409cm"/>
    </style:style>
    <style:style style:name="gr6" style:family="graphic" style:parent-style-name="standard">
      <style:graphic-properties draw:textarea-horizontal-align="justify" draw:textarea-vertical-align="middle" draw:auto-grow-height="false" fo:min-height="0.485cm" fo:min-width="2.409cm"/>
    </style:style>
    <style:style style:name="gr7" style:family="graphic" style:parent-style-name="standard">
      <style:graphic-properties svg:stroke-width="0.102cm" draw:marker-start-width="0.352cm" draw:marker-end-width="0.352cm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textarea-horizontal-align="justify" draw:textarea-vertical-align="middle" draw:auto-grow-height="false" fo:min-height="2.149cm" fo:min-width="2.343cm"/>
      <style:paragraph-properties style:writing-mode="lr-tb"/>
    </style:style>
    <style:style style:name="gr9" style:family="graphic" style:parent-style-name="standard">
      <style:graphic-properties draw:stroke="dash" draw:stroke-dash="Dash_20__28_Rounded_29_" svg:stroke-width="0.102cm" draw:marker-start-width="0.352cm" draw:marker-end-width="0.352cm" svg:stroke-linecap="round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textarea-horizontal-align="justify" draw:textarea-vertical-align="middle" draw:auto-grow-height="false" fo:min-height="3.022cm" fo:min-width="12.359cm"/>
      <style:paragraph-properties style:writing-mode="lr-tb"/>
    </style:style>
    <style:style style:name="gr11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0.712cm" fo:min-width="2.999cm" fo:padding-top="0.201cm" fo:padding-bottom="0.201cm" fo:padding-left="0.326cm" fo:padding-right="0.326cm"/>
      <style:paragraph-properties style:writing-mode="lr-tb"/>
    </style:style>
    <style:style style:name="gr12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0.712cm" fo:min-width="1.272cm" fo:padding-top="0.201cm" fo:padding-bottom="0.201cm" fo:padding-left="0.326cm" fo:padding-right="0.326cm"/>
      <style:paragraph-properties style:writing-mode="lr-tb"/>
    </style:style>
    <style:style style:name="gr13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0.712cm" fo:min-width="1.551cm" fo:padding-top="0.201cm" fo:padding-bottom="0.201cm" fo:padding-left="0.326cm" fo:padding-right="0.326cm"/>
      <style:paragraph-properties style:writing-mode="lr-tb"/>
    </style:style>
    <style:style style:name="gr14" style:family="graphic" style:parent-style-name="standard">
      <style:graphic-properties draw:stroke="none" svg:stroke-width="0.152cm" svg:stroke-color="#000000" draw:fill="none" draw:fill-color="#ffffff" fo:min-height="0.712cm" fo:padding-top="0.201cm" fo:padding-bottom="0.201cm" fo:padding-left="0.326cm" fo:padding-right="0.326cm"/>
      <style:paragraph-properties style:writing-mode="lr-tb"/>
    </style:style>
    <style:style style:name="P1" style:family="paragraph">
      <loext:graphic-properties draw:fill="solid" draw:fill-color="#ccf4c6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adc5e7"/>
      <style:paragraph-properties fo:text-align="center" style:writing-mode="lr-tb"/>
    </style:style>
    <style:style style:name="P4" style:family="paragraph">
      <loext:graphic-properties draw:fill="solid" draw:fill-color="#b3cac7" draw:opacity="99%"/>
      <style:paragraph-properties fo:text-align="center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T1" style:family="text">
      <style:text-properties style:text-position="33% 58%" fo:font-size="18pt" style:font-size-asian="18pt" style:font-size-complex="18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947cm" svg:height="14.851cm" svg:x="0.983cm" svg:y="0.2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5.105cm" svg:height="2.635cm" svg:x="6.987cm" svg:y="5.528cm">
          <text:p text:style-name="P2">RISC-V CPU</text:p>
          <draw:enhanced-geometry svg:viewBox="0 0 21600 21600" draw:type="rectangle" draw:enhanced-path="M 0 0 L 21600 0 21600 21600 0 21600 0 0 Z N"/>
        </draw:custom-shape>
        <draw:g xml:id="id7" draw:id="id7">
          <draw:custom-shape draw:style-name="gr3" draw:text-style-name="P4" draw:layer="layout" svg:width="6.06cm" svg:height="2.931cm" svg:x="20.613cm" svg:y="11.837cm">
            <text:p text:style-name="P2">PERIPHERALS</text:p>
            <draw:enhanced-geometry svg:viewBox="0 0 21600 21600" draw:type="rectangle" draw:enhanced-path="M 0 0 L 21600 0 21600 21600 0 21600 0 0 Z N"/>
          </draw:custom-shape>
        </draw:g>
        <draw:custom-shape draw:style-name="gr4" draw:text-style-name="P3" xml:id="id8" draw:id="id8" draw:layer="layout" svg:width="12.826cm" svg:height="2.379cm" svg:x="7.982cm" svg:y="16.258cm">
          <text:p text:style-name="P2">IOb-Interconnect</text:p>
          <draw:enhanced-geometry svg:viewBox="0 0 21600 21600" draw:type="rectangle" draw:enhanced-path="M 0 0 L 21600 0 21600 21600 0 21600 0 0 Z N"/>
        </draw:custom-shape>
        <draw:custom-shape draw:style-name="gr5" draw:text-style-name="P5" xml:id="id5" draw:id="id5" draw:layer="layout" svg:width="5.193cm" svg:height="1.236cm" svg:x="16.984cm" svg:y="9.424cm">
          <draw:glue-point draw:id="8" svg:x="-2.235cm" svg:y="4.797cm"/>
          <draw:glue-point draw:id="9" svg:x="2.62cm" svg:y="4.797cm"/>
          <text:p/>
          <draw:enhanced-geometry svg:viewBox="0 0 21600 21600" draw:mirror-horizontal="true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xml:id="id2" draw:id="id2" draw:layer="layout" svg:width="5.193cm" svg:height="1.311cm" draw:transform="rotate (1.56538580611371) translate (14.571cm 9.445cm)">
          <draw:glue-point draw:id="8" svg:x="5.011cm" svg:y="-2.425cm"/>
          <draw:glue-point draw:id="9" svg:x="4.533cm" svg:y="2.425cm"/>
          <text:p/>
          <draw:enhanced-geometry svg:viewBox="0 0 21600 21600" draw:mirror-horizontal="true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xml:id="id3" draw:id="id3" draw:layer="layout" svg:width="5.193cm" svg:height="1.311cm" draw:transform="rotate (1.56538580611371) translate (3.103cm 9.45cm)">
          <draw:glue-point draw:id="8" svg:x="-4.899cm" svg:y="2.557cm"/>
          <draw:glue-point draw:id="9" svg:x="-4.719cm" svg:y="-2.338cm"/>
          <text:p/>
          <draw:enhanced-geometry svg:viewBox="0 0 21600 21600" draw:mirror-horizontal="false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7" draw:text-style-name="P5" draw:layer="layout" svg:x1="12.092cm" svg:y1="6.845cm" svg:x2="14.587cm" svg:y2="6.848cm" draw:start-shape="id1" draw:start-glue-point="1" draw:end-shape="id2" draw:end-glue-point="5" svg:d="M12092 6845h1243v3h1252" svg:viewBox="0 0 2496 4">
          <text:p/>
        </draw:connector>
        <draw:connector draw:style-name="gr7" draw:text-style-name="P5" draw:layer="layout" svg:x1="4.429cm" svg:y1="6.854cm" svg:x2="6.987cm" svg:y2="6.845cm" draw:start-shape="id3" draw:start-glue-point="5" draw:end-shape="id1" draw:end-glue-point="3" svg:d="M4429 6854h1282v-9h1276" svg:viewBox="0 0 2559 10">
          <text:p/>
        </draw:connector>
        <draw:custom-shape draw:style-name="gr2" draw:text-style-name="P3" xml:id="id4" draw:id="id4" draw:layer="layout" svg:width="5.105cm" svg:height="2.635cm" svg:x="6.987cm" svg:y="1.828cm">
          <text:p text:style-name="P2">MERGE or </text:p>
          <text:p text:style-name="P2">CACHE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svg:x1="3.141cm" svg:y1="5.642cm" svg:x2="7.101cm" svg:y2="3.088cm" draw:start-shape="id3" draw:start-glue-point="9" svg:d="M3141 5642h-540v-2554h4500" svg:viewBox="0 0 4501 2555">
          <text:p/>
        </draw:connector>
        <draw:connector draw:style-name="gr7" draw:text-style-name="P5" draw:layer="layout" svg:x1="12.092cm" svg:y1="3.145cm" svg:x2="15.911cm" svg:y2="5.591cm" draw:start-shape="id4" draw:start-glue-point="1" draw:end-shape="id2" draw:end-glue-point="8" svg:d="M12092 3145h4320v2446h-501" svg:viewBox="0 0 4321 2447">
          <text:p/>
        </draw:connector>
        <draw:connector draw:style-name="gr7" draw:text-style-name="P5" draw:layer="layout" svg:x1="15.847cm" svg:y1="8.113cm" svg:x2="19.583cm" svg:y2="9.424cm" draw:start-shape="id2" draw:start-glue-point="9" draw:end-shape="id5" draw:end-glue-point="5" svg:d="M15847 8113h3736v1311" svg:viewBox="0 0 3737 1312">
          <text:p/>
        </draw:connector>
        <draw:connector draw:style-name="gr7" draw:text-style-name="P5" draw:layer="layout" svg:x1="17.056cm" svg:y1="13.204cm" svg:x2="3.117cm" svg:y2="8.186cm" draw:end-shape="id3" draw:end-glue-point="8" svg:d="M17056 13204h-14455v-5018h516" svg:viewBox="0 0 14456 5019">
          <text:p/>
        </draw:connector>
        <draw:connector draw:style-name="gr7" draw:text-style-name="P5" draw:layer="layout" svg:x1="18.421cm" svg:y1="10.634cm" svg:x2="18.42cm" svg:y2="12.119cm" draw:start-shape="id5" draw:start-glue-point="8" draw:end-shape="id6" draw:end-glue-point="0" svg:d="M18421 10634v755h-1v730" svg:viewBox="0 0 2 1486">
          <text:p/>
        </draw:connector>
        <draw:custom-shape draw:style-name="gr8" draw:text-style-name="P2" xml:id="id6" draw:id="id6" draw:layer="layout" svg:width="2.843cm" svg:height="2.399cm" svg:x="16.999cm" svg:y="12.119cm">
          <text:p text:style-name="P2">Boot</text:p>
          <text:p text:style-name="P2">ROM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svg:x1="20.941cm" svg:y1="10.634cm" svg:x2="23.643cm" svg:y2="11.837cm" draw:start-shape="id5" draw:start-glue-point="9" draw:end-shape="id7" draw:end-glue-point="0" svg:d="M20941 10634v614h2702v589" svg:viewBox="0 0 2703 1204">
          <text:p/>
        </draw:connector>
        <draw:connector draw:style-name="gr9" draw:text-style-name="P5" draw:layer="layout" svg:x1="20.808cm" svg:y1="17.447cm" svg:x2="23.643cm" svg:y2="14.768cm" draw:start-shape="id8" draw:start-glue-point="1" draw:end-shape="id7" draw:end-glue-point="2" svg:d="M20808 17447h2835v-2679" svg:viewBox="0 0 2836 2680">
          <text:p/>
        </draw:connector>
        <draw:connector draw:style-name="gr7" draw:text-style-name="P5" draw:layer="layout" draw:line-skew="0cm -4.961cm" svg:x1="9.539cm" svg:y1="1.828cm" svg:x2="7.982cm" svg:y2="17.447cm" draw:start-shape="id4" draw:start-glue-point="0" draw:end-shape="id8" draw:end-glue-point="3" svg:d="M9539 1828v-502h-8015v16121h6458" svg:viewBox="0 0 8016 16122">
          <text:p/>
        </draw:connector>
        <draw:custom-shape draw:style-name="gr10" draw:text-style-name="P2" xml:id="id9" draw:id="id9" draw:layer="layout" svg:width="12.859cm" svg:height="3.272cm" svg:x="7.953cm" svg:y="19.25cm">
          <text:p text:style-name="P2">SRAM or DDR Memory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svg:x1="14.382cm" svg:y1="19.25cm" svg:x2="14.395cm" svg:y2="18.637cm" draw:start-shape="id9" draw:start-glue-point="0" draw:end-shape="id8" draw:end-glue-point="2" svg:d="M14382 19250v-307h13v-306" svg:viewBox="0 0 14 614">
          <text:p/>
        </draw:connector>
        <draw:frame draw:style-name="gr11" draw:text-style-name="P6" draw:layer="layout" svg:width="3.651cm" svg:height="1.114cm" svg:x="22.604cm" svg:y="0.856cm">
          <draw:text-box>
            <text:p>IOb-SoC<text:span text:style-name="T1">TM</text:span></text:p>
          </draw:text-box>
        </draw:frame>
        <draw:frame draw:style-name="gr12" draw:text-style-name="P6" draw:layer="layout" svg:width="1.924cm" svg:height="1.114cm" svg:x="4.739cm" svg:y="5.806cm">
          <draw:text-box>
            <text:p>IBus</text:p>
          </draw:text-box>
        </draw:frame>
        <draw:frame draw:style-name="gr13" draw:text-style-name="P6" draw:layer="layout" svg:width="2.203cm" svg:height="1.114cm" svg:x="12.539cm" svg:y="5.806cm">
          <draw:text-box>
            <text:p>DBus</text:p>
          </draw:text-box>
        </draw:frame>
        <draw:frame draw:style-name="gr14" draw:text-style-name="P7" draw:layer="layout" svg:width="4.267cm" svg:height="1.114cm" svg:x="22.208cm" svg:y="11.724cm">
          <draw:text-box>
            <text:p><text:span text:style-name="T2">IOb wrapper</text:span></text:p>
          </draw:text-box>
        </draw:frame>
        <draw:frame draw:style-name="gr14" draw:text-style-name="P7" draw:layer="layout" svg:width="6.415cm" svg:height="1.114cm" svg:x="11.258cm" svg:y="17.896cm">
          <draw:text-box>
            <text:p><text:span text:style-name="T2">AMBA/AXI/Wishbone wrapper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91cm" fo:page-height="22.8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8-20T09:25:24.234245608</meta:creation-date>
    <dc:date>2024-08-26T17:53:33.960904077</dc:date>
    <meta:editing-duration>PT2H15M44S</meta:editing-duration>
    <meta:editing-cycles>19</meta:editing-cycles>
    <meta:generator>LibreOffice/7.3.7.2$Linux_X86_64 LibreOffice_project/30$Build-2</meta:generator>
    <meta:document-statistic meta:object-count="27"/>
  </office:meta>
</office:document-meta>
</file>